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4.3389in" table:align="right" style:writing-mode="rl-tb"/>
    </style:style>
    <style:style style:name="Table1.A" style:family="table-column">
      <style:table-column-properties style:column-width="1.0806in"/>
    </style:style>
    <style:style style:name="Table1.B" style:family="table-column">
      <style:table-column-properties style:column-width="1.2104in"/>
    </style:style>
    <style:style style:name="Table1.C" style:family="table-column">
      <style:table-column-properties style:column-width="1.3264in"/>
    </style:style>
    <style:style style:name="Table1.D" style:family="table-column">
      <style:table-column-properties style:column-width="0.7215in"/>
    </style:style>
    <style:style style:name="Table1.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cccccc"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Table1.A3" style:family="table-cell">
      <style:table-cell-properties style:vertical-align="middle" fo:background-color="#cccccc" fo:padding="0.0382in" fo:border-left="0.0007in solid #000000" fo:border-right="none" fo:border-top="none" fo:border-bottom="0.0007in solid #000000">
        <style:background-image/>
      </style:table-cell-properties>
    </style:style>
    <style:style style:name="Table1.D3" style:family="table-cell">
      <style:table-cell-properties style:vertical-align="middle"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fo:font-size="13pt" fo:font-weight="bold" style:font-size-asian="13pt" style:font-weight-asian="bold" style:font-name-complex="XB Zar" style:font-size-complex="13pt" style:font-weight-complex="bold"/>
    </style:style>
    <style:style style:name="P2" style:family="paragraph" style:parent-style-name="Standard">
      <style:paragraph-properties fo:margin-left="0in" fo:margin-right="0in" fo:text-align="justify" style:justify-single-word="false" fo:text-indent="0in" style:auto-text-indent="false" style:writing-mode="rl-tb"/>
      <style:text-properties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fo:font-size="13pt" fo:font-weight="normal" fo:background-color="transparent" style:font-size-asian="13pt" style:font-weight-asian="normal" style:font-name-complex="XB Zar" style:font-size-complex="13pt" style:font-weight-complex="normal"/>
    </style:style>
    <style:style style:name="P4" style:family="paragraph" style:parent-style-name="Footnote">
      <style:paragraph-properties fo:margin-left="0in" fo:margin-right="0in" fo:text-indent="0in" style:auto-text-indent="false"/>
    </style:style>
    <style:style style:name="P5" style:family="paragraph" style:parent-style-name="Standard">
      <style:paragraph-properties fo:text-align="justify" style:justify-single-word="false" style:writing-mode="rl-tb"/>
      <style:text-properties fo:font-size="13pt" fo:font-weight="normal" style:font-size-asian="13pt" style:font-weight-asian="normal" style:font-name-complex="XB Zar" style:font-size-complex="13pt" style:font-weight-complex="normal"/>
    </style:style>
    <style:style style:name="P6" style:family="paragraph" style:parent-style-name="Table_20_Contents">
      <style:paragraph-properties fo:text-align="justify" style:justify-single-word="false"/>
      <style:text-properties style:font-name="XB Zar" fo:font-size="10pt" fo:font-weight="bold" style:font-size-asian="10pt" style:font-weight-asian="bold" style:font-name-complex="XB Zar" style:font-size-complex="10pt" style:font-weight-complex="bold"/>
    </style:style>
    <style:style style:name="P7" style:family="paragraph" style:parent-style-name="Table_20_Contents">
      <style:paragraph-properties fo:text-align="justify" style:justify-single-word="false"/>
      <style:text-properties style:font-name="XB Zar" fo:font-size="10pt" style:font-size-asian="10pt" style:font-name-complex="XB Zar" style:font-size-complex="10pt"/>
    </style:style>
    <style:style style:name="P8" style:family="paragraph" style:parent-style-name="Standard" style:list-style-name="L1">
      <style:paragraph-properties fo:text-align="justify" style:justify-single-word="false" style:writing-mode="rl-tb"/>
    </style:style>
    <style:style style:name="T1" style:family="text">
      <style:text-properties fo:font-size="13pt" fo:font-weight="normal" style:font-size-asian="13pt" style:font-weight-asian="normal" style:font-name-complex="XB Zar" style:font-size-complex="13pt" style:font-weight-complex="normal"/>
    </style:style>
    <style:style style:name="T2" style:family="text">
      <style:text-properties fo:font-size="13pt" fo:font-weight="bold" style:font-size-asian="13pt" style:font-weight-asian="bold" style:font-name-complex="XB Zar" style:font-size-complex="13pt" style:font-weight-complex="bold"/>
    </style:style>
    <style:style style:name="T3"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در این فصل سیستم‌عامل دبیان گنو/لینوکس را که به اختصار به آن دبیان می‌گوییم، از روی دی‌وی‌دی (همراه کتاب) نصب می‌کنیم. توجه داشته باشید که این روش نصب تنها یکی از روش‌های متعدد برای نصب این سیستم‌عامل است. برای این منظور از زیاده‌گویی و پرداختن به جزئیاتی که خواننده را از مسیر هدف دور می‌کند، پرهیز کرده‌ایم. به خاطر داشته باشید که قبل از نصب، فضای خالی بر روی هارددیسک خود به این سیستم‌عامل اختصاص دهید تا به‌راحتی بتوانید از آن فضای خالی برای پارتیشن‌بندی استفاده کنید.</text:p>
      <text:p text:style-name="P2"/>
      <text:p text:style-name="P1">حداقل مشخصات سیستم مورد نیاز برای نصب</text:p>
      <text:p text:style-name="P2">برای نصب هر نرم‌افزاری از جمله سیستم‌عامل نیاز به دانستن مشخصات مورد نیاز برای نصب آن نرم‌افزار داریم تا از این طریق بتوانیم پیش‌نیازهای نصب آن نرم‌افزار را فراهم کنیم. دبیان هم برای نصب به حداقل مشخصات سیستمی که بر روی آن نصب می‌شود، نیاز دارد. این مشخصات به شرح زیر است:</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شیوه‌ی نصب</text:p>
          </table:table-cell>
          <table:table-cell table:style-name="Table1.A1" office:value-type="string">
            <text:p text:style-name="P6">حداقل حافظه RAM</text:p>
          </table:table-cell>
          <table:table-cell table:style-name="Table1.A1" office:value-type="string">
            <text:p text:style-name="P6">حافظه RAM پیشنهادی</text:p>
          </table:table-cell>
          <table:table-cell table:style-name="Table1.D1" office:value-type="string">
            <text:p text:style-name="P6">هارد دیسک</text:p>
          </table:table-cell>
        </table:table-row>
        <table:table-row>
          <table:table-cell table:style-name="Table1.A2" office:value-type="string">
            <text:p text:style-name="P7">بدون محیط گرافیکی</text:p>
          </table:table-cell>
          <table:table-cell table:style-name="Table1.A2" office:value-type="string">
            <text:p text:style-name="P7">۶۴ مگابایت</text:p>
          </table:table-cell>
          <table:table-cell table:style-name="Table1.A2" office:value-type="string">
            <text:p text:style-name="P7">۲۵۶ مگابایت</text:p>
          </table:table-cell>
          <table:table-cell table:style-name="Table1.D2" office:value-type="string">
            <text:p text:style-name="P7">۱ گیگابایت</text:p>
          </table:table-cell>
        </table:table-row>
        <table:table-row>
          <table:table-cell table:style-name="Table1.A3" office:value-type="string">
            <text:p text:style-name="P7">با محیط گرافیکی</text:p>
          </table:table-cell>
          <table:table-cell table:style-name="Table1.A3" office:value-type="string">
            <text:p text:style-name="P7">۱۲۸ مگابایت</text:p>
          </table:table-cell>
          <table:table-cell table:style-name="Table1.A3" office:value-type="string">
            <text:p text:style-name="P7">۵۱۲ مگابایت</text:p>
          </table:table-cell>
          <table:table-cell table:style-name="Table1.D3" office:value-type="string">
            <text:p text:style-name="P7">۵ گیگابایت</text:p>
          </table:table-cell>
        </table:table-row>
      </table:table>
      <text:p text:style-name="P2">حداقل پردازنده مورد نیاز، پردازنده‌ی پنتیوم ۴ با سرعت پردازش یک گیگاهرتز است. به دلیل استفاده از روش نصب از طریق دی‌وی‌دی، نیاز به یک دستگاه دی‌وی‌دی رام (خواننده‌ی دیسک‌های دی‌وی‌دی) دارید.</text:p>
      <text:p text:style-name="P2"/>
      <text:p text:style-name="P1">شیوه‌های مختلف نصب</text:p>
      <text:p text:style-name="P2">سیستم‌عامل دبیان را می‌توان به چند روش نصب کرد:</text:p>
      <text:list xml:id="list457220551" text:style-name="L1">
        <text:list-item>
          <text:p text:style-name="P8"><text:span text:style-name="T2">نصب از روی سی‌دی یا دی‌وی‌دی</text:span><text:span text:style-name="T1">: برای این منظور، باید سیستم خود را برای بوت از طریق سی‌دی یا دی‌وی‌دی آماده کنید که این پروسه معمولاً از طریق تنظیمات BIOS اتفاق می‌افتد که در این صورت باید First Boot Device را به CD-ROM تغییر داد تا بتوان از این طریق، سیستم نصب دبیان گنو/‌لینوکس را بوت کرد.</text:span></text:p>
        </text:list-item>
        <text:list-item>
          <text:p text:style-name="P8"><text:span text:style-name="T2">نصب از داخل سیستم‌عامل مایکروسافت ویندوز</text:span><text:span text:style-name="T1">: با این روش، می‌توانید با قراردادن سی‌دی یا دی‌وی‌دی در داخل دستگاه، و اجرای فایل setup.exe (به صورت دستی یا اجرای خودکار)، پس از پاسخ به چند سؤال، نصب دبیان گنو/‌لینوکس را آغاز کنید.</text:span></text:p>
        </text:list-item>
        <text:list-item>
          <text:p text:style-name="P8"><text:span text:style-name="T2">نصب از روی حافظه‌ی USB</text:span><text:span text:style-name="T1">: برای نصب دبیان به این شیوه، ابتدا باید حافظه‌ی USB خود را با استفاده از نرم‌افزارهای فراهم شده در دیسک دبیان، آماده کنید و سپس از طریق USB سیستم را بوت کنید.</text:span></text:p>
        </text:list-item>
        <text:list-item>
          <text:p text:style-name="P8"><text:span text:style-name="T2">نصب از روی شبکه</text:span><text:span text:style-name="T1">: در این روش نصب، می‌توانید تنها با داشتن کارت شبکه (بدون دیسک) و تنظیم سروری برای نصب در شبکه، دبیان را از طریق شبکه نصب کنید.</text:span></text:p>
        </text:list-item>
      </text:list>
      <text:p text:style-name="P5"/>
      <text:p text:style-name="P5">در این کتاب تنها به روش نصب از روی دی‌وی‌دی (که همراه کتاب است) اشاره خواهیم کرد، چون ساده‌ترین راه نصب، نصب از روی دی‌وی‌دی است.</text:p>
      <text:p text:style-name="P5"/>
      <text:p text:style-name="P1">مراحل نصب دبیان گنو/لینوکس</text:p>
      <text:p text:style-name="P2">در این قسمت مراحل نصب سیستم‌عامل دبیان فهرست‌وار بیان می‌شود. شایان ذکر است که سیستم‌عامل دبیان <text:soft-page-break/>برای نصب مجدد<text:note text:id="ftn1" text:note-class="footnote"><text:note-citation>1</text:note-citation><text:note-body><text:p text:style-name="Footnote">Re-installation</text:p></text:note-body></text:note> طراحی نشده است و اصولاً نیازی به این کار نیست. به این معنی که به نصب مجدد پس از به‌وجود آمدن مشکل در کارایی سیستم نیاز نیست و می‌توان با تعمیر کردن<text:note text:id="ftn2" text:note-class="footnote"><text:note-citation>2</text:note-citation><text:note-body><text:p text:style-name="Footnote">Repair</text:p></text:note-body></text:note> سیستم و نصب نرم‌افزارهای جدید یا به‌روز شده از داخل سیستم‌عامل، آنرا بدون نیاز به نصب مجدد، به‌روز کرد یا مشکل به وجود آمده را برطرف کرد.</text:p>
      <text:p text:style-name="P2"/>
      <text:p text:style-name="P2">۱- از تمام اطلاعات موجود در سیستم خود نسخه‌ی پشتیبان<text:note text:id="ftn3" text:note-class="footnote"><text:note-citation>3</text:note-citation><text:note-body><text:p text:style-name="Footnote">Backup</text:p></text:note-body></text:note> تهیه کنید.</text:p>
      <text:p text:style-name="P2">۲- در مورد سیستم خود اطلاعات لازم را مانند فضای خالی هارددیسک، حجم حافظه و ... جمع‌آوری کنید.</text:p>
      <text:p text:style-name="P2">۳- فضای خالی برای نصب دبیان بر روی هارددیسک خود اختصاص دهید.</text:p>
      <text:p text:style-name="P2">۴- سی‌دی یا دی‌وی‌دی نصب را تهیه کنید.</text:p>
      <text:p text:style-name="P2">۵- سیستم را از طریق سی‌دی یا دی‌وی‌دی بوت کنید.</text:p>
      <text:p text:style-name="P2">۶- زبان مورد نظرتان را برای طی مراحل نصب انتخاب کنید.</text:p>
      <text:p text:style-name="P2">۷- شبکه و اتصال اینترنت خود را در صورت وجود تنظیم کنید.</text:p>
      <text:p text:style-name="P2">۸- پارتیشن‌های مورد نیاز دبیان را بسازید.</text:p>
      <text:p text:style-name="P2">۹- منتظر بمانید تا بسترِ سیستم<text:note text:id="ftn4" text:note-class="footnote"><text:note-citation>4</text:note-citation><text:note-body><text:p text:style-name="Footnote">Base System</text:p></text:note-body></text:note> نصب شود.</text:p>
      <text:p text:style-name="P2">۱۰- بوت لودِر<text:note text:id="ftn5" text:note-class="footnote"><text:note-citation>5</text:note-citation><text:note-body><text:p text:style-name="Footnote">Boot Loader</text:p></text:note-body></text:note> را برای بوت کردن سیستم‌عامل دبیان و یا سیستم‌عامل‌های دیگر نصب کنید.</text:p>
      <text:p text:style-name="P2">۱۱- سیستم‌عامل را برای بار اول بوت کنید.</text:p>
      <text:p text:style-name="P2"/>
      <text:p text:style-name="P1">نصب دبیان گنو/لینوکس</text:p>
      <text:p text:style-name="P2">۱- ابتدا سیستم را از روی دی‌وی‌دی (همراه کتاب) بوت کنید. </text:p>
      <text:p text:style-name="P2">۲- از منوی نمایش داده شده، گزینه‌ی Graphical Install (نصب در محیط گرافیکی) را انتخاب کنید. سیستم برای نصب به صورت گرافیکی بوت می‌شود.<text:span text:style-name="T3">(تصویر مرحله‌ی بوت از روی دی‌وی‌دی - ۱)</text:span></text:p>
      <text:p text:style-name="P2">۳- زبان سیستم را برای نصب انتخاب کنید. این زبان، زبان پیش‌فرض برای سیستم‌عامل نصب شده نیز انتخاب خواهد بود یعنی اگر زبان فارسی را برای نصب انتخاب کنید، زبان سیستم‌عامل شما نیز به همراه تمام گزینه‌ها فارسی می‌شود. <text:span text:style-name="T3">(تصویر مرحله‌ی انتخاب زبان - ۲)</text:span></text:p>
      <text:p text:style-name="P2">۴- محل خود را انتخاب کنید (مثال: Other &gt; Asia &gt; Iran).</text:p>
      <text:p text:style-name="P2">۵- نوع صفحه‌کلید خود را انتخاب کنید.</text:p>
      <text:p text:style-name="P2">۶- منتظر بمانید تا بسته‌های نرم‌افزاری مورد نظر برای نصب، اجرا شود.</text:p>
      <text:p text:style-name="P2">۷- نام سیستم<text:note text:id="ftn6" text:note-class="footnote"><text:note-citation>6</text:note-citation><text:note-body><text:p text:style-name="Footnote">Hostname</text:p></text:note-body></text:note> خود را انتخاب کنید.</text:p>
      <text:p text:style-name="P2">۸- اگر نیاز بود، نام دامنه‌ی<text:note text:id="ftn7" text:note-class="footnote"><text:note-citation>7</text:note-citation><text:note-body><text:p text:style-name="Footnote">Domain Name</text:p></text:note-body></text:note> خود را نیز وارد کنید، در غیر این صورت دکمه‌ی ادامه<text:note text:id="ftn8" text:note-class="footnote"><text:note-citation>8</text:note-citation><text:note-body><text:p text:style-name="Footnote">Continue</text:p></text:note-body></text:note> را بزنید.</text:p>
      <text:p text:style-name="P2">۹- رمز عبور کاربر روت<text:note text:id="ftn9" text:note-class="footnote"><text:note-citation>9</text:note-citation><text:note-body><text:p text:style-name="Footnote">Root</text:p></text:note-body></text:note> (ریشه) را انتخاب کنید.</text:p>
      <text:p text:style-name="P2">۱۰- صفحه‌ای نمایش داده می‌شود که می‌توانید یک کاربر برای خود ایجاد کنید که دسترسی‌های محدودی <text:soft-page-break/>داشته باشد. در این مرحله نام کامل (نام و نام خانوادگی) کاربر را وارد کنید.</text:p>
      <text:p text:style-name="P2">۱۱- نام کاربری برای کاربر جدید انتخاب کنید.</text:p>
      <text:p text:style-name="P2">۱۲- رمز عبور کاربر جدید را وارد کنید.</text:p>
      <text:p text:style-name="P2">۱۳- سپس منطقه زمانی<text:note text:id="ftn10" text:note-class="footnote"><text:note-citation>10</text:note-citation><text:note-body><text:p text:style-name="Footnote">Time Zone</text:p></text:note-body></text:note> خود را انتخاب کنید.</text:p>
      <text:p text:style-name="P2">۱۴- سپس مراحل پارتیشن‌بندی نمایش داده می‌شود. این مراحل را به ترتیب انجام دهید. برای نصب سیستم‌عامل دبیان، نیاز به حداقل دو پارتیشن دارید. اولین پارتیشن، پارتیشن روت (/) و پارتیشن بعدی swap است. پارتیشن روت تمام اطلاعات و فایل‌های شما را در بر می‌گیرد و پارتیشن swap برای کمک به حافظه‌ی RAM است و در صورتی که حجم اطلاعات در ‌ RAM به حداکثر رسید، بخشی از داده‌هایی را که در حال حاضر مورد نیاز نیست به داخل پارتیشن swap انتقال دهد. حجم swap معمولاً برابر یا دو برابر حافظه‌ی RAM در نظر گرفته می‌شود. مراحل را به صورت زیر انجام دهید. <text:span text:style-name="T3">(تصویر مرحله‌ی پارتیشن‌بندی - ۳)</text:span></text:p>
      <text:p text:style-name="P2"><text:tab/>۱- گزینه‌ی Manual را انتخاب کنید.</text:p>
      <text:p text:style-name="P2"><text:tab/>۲- اگر سیستم شما دارای جدول پارتیشن‌ها<text:note text:id="ftn11" text:note-class="footnote"><text:note-citation>11</text:note-citation><text:note-body><text:p text:style-name="Footnote">Partition Table</text:p></text:note-body></text:note> نباشد، ابتدا با دو بار کلیک کردن بر روی نام هارددیسک خود آنرا ایجاد کنید.</text:p>
      <text:p text:style-name="P2"><text:tab/>۳- سپس بر روی فضایی که با FREE SPACE (فضای خالی) مشخص شده است، دو بار کلیک کنید.</text:p>
      <text:p text:style-name="P2"><text:tab/>۴- گزینه‌ی Create a new partition (ساخت یک پارتیشن جدید) را انتخاب کنید.</text:p>
      <text:p text:style-name="P2"><text:tab/>۵- حجم پارتیشن مورد نظر (در اینجا روت) را مشخص کنید.</text:p>
      <text:p text:style-name="P2"><text:tab/>۶- نوع پارتیشن را انتخاب کنید. در صورتی که سیستم‌عامل دبیان را به همراه سیستم‌عامل دیگری مانند مایکروسافت ویندوز نصب می‌کنید، به خاطر داشته باشید که بهتر است پارتیشن روت (/) را از نوع Primary و پارتیشن swap را از نوع Logical انتخاب کنید.</text:p>
      <text:p text:style-name="P2"><text:tab/>۸- انتخاب کنید که آیا می‌خواهید این پارتیشن در ابتدا یا انتهای هارددیسک ساخته شود.</text:p>
      <text:p text:style-name="P2"><text:tab/>۹- همان‌طور که در صفحه‌ی نمایش داده شده می‌بینید، اولین پارتیشن به صورت (/) ساخته خواهد شد که فایل‌سیستم آن نیز ext3 است. گزینه‌ی Done setting up the partition (اتمام ساخت پارتیشن) را برای ایجاد پارتیشن انتخاب کنید. اگر اطلاعات را اشتباه وارد کرده بودید یا نیاز به تغییری داشتید، می‌توانید از طریق گزینه‌ی Delete the partition (حذف پارتیشن)، پارتیشن را حذف کنید و آنرا از نو ایجاد کنید.</text:p>
      <text:p text:style-name="P2"><text:tab/>۱۰- برای ساخت پارتیشن swap، مراحل ۳ تا ۸ را مجدداً دنبال کنید.</text:p>
      <text:p text:style-name="P2"><text:tab/>۱۱- در این مرحله، بر روی گزینه‌ی Use as (به عنوان … استفاده شود) دو بار کلیک کنید و گزینه‌ی swap area را انتخاب کنید.</text:p>
      <text:p text:style-name="P2"><text:tab/>۱۲- سپس گزینه‌ی Done setting up the partition را برای ایجاد پارتیشن انتخاب کنید.</text:p>
      <text:p text:style-name="P2"><text:tab/>۱۳- در انتها گزینه‌ی Finish partitioning and write changes to disk (اتمام پارتیشن‌بندی و ذخیره‌ی تغییرات در هارددیسک) را برای پایان مراحل نصب و اعمال تغییرات بر روی هارددیسک انتخاب کنید.</text:p>
      <text:p text:style-name="P2"><text:tab/>۱۴- سؤالی از شما پرسیده می‌شود که آیا مایل به انجام این کار هستید، در صورت اطمینان، گزینه‌ی Yes را انتخاب کنید.</text:p>
      <text:p text:style-name="P2"><text:soft-page-break/>۱۵- نصب سیستم پایه<text:note text:id="ftn12" text:note-class="footnote"><text:note-citation>12</text:note-citation><text:note-body><text:p text:style-name="Footnote">Base System</text:p></text:note-body></text:note> آغاز می‌شود. سیستم پایه، هسته‌ی لینوکس به همراه بسته‌های نرم‌افزاری اولیه را شامل می‌شود.</text:p>
      <text:p text:style-name="P2">۱۶- پس از نصب سیستم پایه، اگر دیسک‌های دیگر دبیان در اختیار شما بود می‌تواند آنرا به سیستم مدیریت بسته‌های نرم‌افزاری معرفی کنید. در غیر این صورت، گزینه‌ی No را انتخاب کنید تا مراحل نصب ادامه پیدا کند.</text:p>
      <text:p text:style-name="P2">۱۷- سپس از شما سؤال می‌شود که آیا می‌خواهید بسته‌های نرم‌افزاری را از طریق شبکه (یا اینترنت) دریافت کنید. در این مرحله نیز گزینه‌ی No را انتخاب کنید، چون از داخل سیستم‌عامل نیز می‌توان به‌راحتی این تنظیمات را انجام داد.</text:p>
      <text:p text:style-name="P2">۱۸- سپس مراحل نصب و انتخاب بسته‌های نرم‌افزاری ادامه پیدا می‌کند.</text:p>
      <text:p text:style-name="P2">۱۹- پس از آن از شما سؤال می‌شود که آیا می‌خواهید در بررسی پروژه‌ی دبیان از بسته‌های نرم‌افزاری پرکاربرد شرکت کنید. اگر مایلید گزینه‌ی Yes را انتخاب کنید.</text:p>
      <text:p text:style-name="P2">۲۰- در مرحله‌ی Software Selection (انتخاب نرم‌افزارها)، گزینه‌های مورد نیاز خود را برای نصب انتخاب کنید. به فرض مثال اگر از لپ‌تاپ برای نصب سیستم‌عامل دبیان استفاده می‌کنید، گزینه‌ی laptop را انتخاب کنید یا اگر نمی‌خواهید که محیط گرافیکی (به عنوان رابط کاربری) نصب شود، گزینه‌ی <text:s/>Graphical desktop environment (محیط گرافیکی رومیزی) را از حالت انتخاب خارج کنید. در ضمن، لزومی ندارد که همه‌ی گزینه‌ها را انتخاب کنید چون هر کدام را می‌توانید به‌راحتی از داخل سیستم‌عامل نصب کنید.</text:p>
      <text:p text:style-name="P2">۲۱- نصب نرم‌افزارها بر روی سیستم پایه که پیش از این نصب شد، آغاز می‌شود.</text:p>
      <text:p text:style-name="P2">۲۲- سپس از شما سؤال می‌شود که آیا می‌خواهید بوت‌لودر را در اولین سکتور هارددیسک (MBR) نصب کنید. برای ادامه گزینه‌ی Yes را انتخاب کنید. نکته مهم اینکه، در طی این پروسه اگر سیستم‌عامل دیگری (مانند: مایکروسافت ویندوز) روی سیستم خود داشته باشید، شناسایی می‌شود و در لیست سیستم‌عامل‌ها در هنگام بوت سیستم به شما نمایش داده خواهد شد. <text:span text:style-name="T3">(تصویر مرحله‌ی بوت‌لودر - ۴)</text:span></text:p>
      <text:p text:style-name="P2">۲۳- پس از آن مراحل نصب به پایان رسیده است. دی‌وی‌دی را از دستگاه خارج کنید و گزینه‌ی ادامه را کلیک کنید تا سیستم restart شود.</text:p>
      <text:p text:style-name="P2"/>
      <text:p text:style-name="P1">به دبیان گنو/لینوکس خوش آمدید </text:p>
      <text:p text:style-name="P3">پس از انجام مراحل نصب و restart شدن سیستم، پنجره‌ی بوت‌لودر گِراب<text:note text:id="ftn13" text:note-class="footnote"><text:note-citation>13</text:note-citation><text:note-body><text:p text:style-name="P4"><text:s/>GRUB (Grand Unified Boot Loader)</text:p></text:note-body></text:note> نمایش داده می‌شود. <text:span text:style-name="T3">(تصویر بوت‌لودر گِراب - ۵) </text:span>اگر تا پنج ثانیه گزینه‌ای را انتخاب نکنید، گزینه‌ی پیش‌فرض انتخاب می‌شود که در این حالت دبیان است و سیستم‌عامل دبیان بوت می‌شود.</text:p>
      <text:p text:style-name="P3">پس از بوت شدن کامل، صفحه‌ی ورود به سیستم نمایش داده می‌شود. <text:span text:style-name="T3">(تصویر صفحه‌ی ورود به سیستم (لاگین) - ۶) </text:span>در این صفحه می‌توانید با انتخاب نام کاربری که در مراحل نصب آنرا ساخته‌اید و وارد کردن رمز عبور آن کاربر، وارد سیستم شوید. <text:span text:style-name="T3">(تصویر ورود موفق به سیستم - 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13T12:19:53</dc:date>
    <dc:creator>Mostafa Moradian</dc:creator>
    <meta:editing-duration>PT8H50M34S</meta:editing-duration>
    <meta:editing-cycles>306</meta:editing-cycles>
    <meta:generator>LibreOffice/3.3$Linux LibreOffice_project/330m19$Build-202</meta:generator>
    <meta:document-statistic meta:table-count="1" meta:image-count="0" meta:object-count="0" meta:page-count="4" meta:paragraph-count="89" meta:word-count="1907" meta:character-count="8928"/>
  </office:meta>
</office:document-meta>
</file>